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52d4d" officeooo:paragraph-rsid="00052d4d" style:font-style-asian="italic" style:font-style-complex="italic"/>
    </style:style>
    <style:style style:name="P2" style:family="paragraph" style:parent-style-name="Standard">
      <style:text-properties officeooo:rsid="00069173" officeooo:paragraph-rsid="00069173"/>
    </style:style>
    <style:style style:name="P3" style:family="paragraph" style:parent-style-name="Standard">
      <style:text-properties fo:font-style="normal" officeooo:rsid="00084b35" officeooo:paragraph-rsid="00084b35" style:font-style-asian="normal" style:font-style-complex="normal"/>
    </style:style>
    <style:style style:name="P4" style:family="paragraph" style:parent-style-name="Text_20_body">
      <style:text-properties officeooo:rsid="000c983e" officeooo:paragraph-rsid="000c983e"/>
    </style:style>
    <style:style style:name="P5" style:family="paragraph" style:parent-style-name="Text_20_body">
      <style:text-properties fo:font-style="italic" officeooo:rsid="000fadf1" officeooo:paragraph-rsid="000fadf1" style:font-style-asian="italic" style:font-style-complex="italic"/>
    </style:style>
    <style:style style:name="P6" style:family="paragraph" style:parent-style-name="Text_20_body">
      <style:text-properties fo:font-style="italic" officeooo:rsid="001247ec" officeooo:paragraph-rsid="001247ec" style:font-style-asian="italic" style:font-style-complex="italic"/>
    </style:style>
    <style:style style:name="P7" style:family="paragraph" style:parent-style-name="Text_20_body">
      <style:text-properties fo:font-style="italic" officeooo:rsid="0018c0c5" officeooo:paragraph-rsid="0018c0c5" style:font-style-asian="italic" style:font-style-complex="italic"/>
    </style:style>
    <style:style style:name="P8" style:family="paragraph" style:parent-style-name="Text_20_body">
      <style:text-properties officeooo:rsid="001390f5" officeooo:paragraph-rsid="0014b1d4"/>
    </style:style>
    <style:style style:name="P9" style:family="paragraph" style:parent-style-name="Title">
      <style:text-properties officeooo:rsid="0003a6ad" officeooo:paragraph-rsid="0003a6ad"/>
    </style:style>
    <style:style style:name="P10" style:family="paragraph" style:parent-style-name="Heading_20_2">
      <style:text-properties officeooo:rsid="001390f5" officeooo:paragraph-rsid="001390f5"/>
    </style:style>
    <style:style style:name="P11" style:family="paragraph" style:parent-style-name="Heading_20_2">
      <style:text-properties officeooo:rsid="0018c0c5" officeooo:paragraph-rsid="0018c0c5"/>
    </style:style>
    <style:style style:name="P12" style:family="paragraph" style:parent-style-name="Heading_20_1">
      <style:text-properties officeooo:rsid="0011b223" officeooo:paragraph-rsid="0011b223"/>
    </style:style>
    <style:style style:name="T1" style:family="text">
      <style:text-properties officeooo:rsid="00052d4d"/>
    </style:style>
    <style:style style:name="T2" style:family="text">
      <style:text-properties officeooo:rsid="0009110e"/>
    </style:style>
    <style:style style:name="T3" style:family="text">
      <style:text-properties officeooo:rsid="000ffc9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b1d4" style:font-style-asian="italic" style:font-style-complex="italic"/>
    </style:style>
    <style:style style:name="T6" style:family="text">
      <style:text-properties fo:font-style="italic" officeooo:rsid="0016455b" style:font-style-asian="italic" style:font-style-complex="italic"/>
    </style:style>
    <style:style style:name="T7" style:family="text">
      <style:text-properties fo:font-style="italic" officeooo:rsid="0017ff66" style:font-style-asian="italic" style:font-style-complex="italic"/>
    </style:style>
    <style:style style:name="T8" style:family="text">
      <style:text-properties fo:font-style="italic" officeooo:rsid="0018c0c5" style:font-style-asian="italic" style:font-style-complex="italic"/>
    </style:style>
    <style:style style:name="T9" style:family="text">
      <style:text-properties officeooo:rsid="001a34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miMulti stat anal</text:p>
      <text:h text:style-name="P12" text:outline-level="1">Desc_stat.inp</text:h>
      <text:h text:style-name="P10" text:outline-level="2">desc_stat</text:h>
      <text:p text:style-name="Standard">Summary stats of returns: high curtosis, fat tails, correlogram significant up to 3 (not 1-) . garcch retunrs <text:span text:style-name="T1">an</text:span> error</text:p>
      <text:p text:style-name="P2">dtto for logreturns (with higher skewness)</text:p>
      <text:p text:style-name="P3">autocorrelation (<text:span text:style-name="T2">wutg kag </text:span>2) of both confirmed by spearman</text:p>
      <text:p text:style-name="P1"/>
      <text:h text:style-name="P11" text:outline-level="2">daily <text:span text:style-name="T9">(generated by preprocess)</text:span></text:h>
      <text:p text:style-name="P4">(see \notes\convyeilds.lyx)</text:p>
      <text:p text:style-name="P5">differences of futures and spots (<text:span text:style-name="T3">also of logs</text:span>) <text:span text:style-name="T3">are convex in time – given cost and carry, those in logs slould be linear. </text:span></text:p>
      <text:p text:style-name="P6">Loglogs seem to be <text:s/>linear</text:p>
      <text:p text:style-name="P8"><text:span text:style-name="T4">Regression shows up to cubic trend of diff of logs </text:span><text:span text:style-name="T5">for 17s, square trend for 18- </text:span><text:span text:style-name="T8">etc</text:span></text:p>
      <text:p text:style-name="P7">Differences of logs of “this-year” “next-yer” .. “third-year” futures with log-prices depend on relative time, but are inhomoheneous in absolute time</text:p>
      <text:h text:style-name="P11" text:outline-level="2">vecm</text:h>
      <text:p text:style-name="P8"><text:span text:style-name="T5">VECM </text:span><text:span text:style-name="T6">SPOT-F17 </text:span><text:span text:style-name="T5">of lag 6 – Spots nearly independent, futures dependent. </text:span><text:span text:style-name="T4"><text:s/></text:span><text:span text:style-name="T7">Wuth</text:span><text:span text:style-name="T6"> lag only 2 <text:s/>everything is significant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29:53.412082987</meta:creation-date>
    <dc:date>2017-04-19T17:26:36.402569459</dc:date>
    <meta:editing-duration>PT4H43M41S</meta:editing-duration>
    <meta:editing-cycles>18</meta:editing-cycles>
    <meta:generator>LibreOffice/5.2.2.2$Linux_X86_64 LibreOffice_project/20m0$Build-2</meta:generator>
    <meta:document-statistic meta:table-count="0" meta:image-count="0" meta:object-count="0" meta:page-count="1" meta:paragraph-count="14" meta:word-count="129" meta:character-count="817" meta:non-whitespace-character-count="696"/>
  </office:meta>
</office:document-meta>
</file>